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1LS</text:p>
          </table:table-cell>
          <table:covered-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Self-evolving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ounterpart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table:number-columns-repeated="4"/>
        </table:table-row>
        <table:table-row table:style-name="ro1">
          <table:table-cell office:value-type="float" office:value="0.798958333333333" calcext:value-type="float">
            <text:p>0.798958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880648899188876" calcext:value-type="float">
            <text:p>0.880648899188876</text:p>
          </table:table-cell>
          <table:table-cell office:value-type="float" office:value="0.91970802919708" calcext:value-type="float">
            <text:p>0.9197080291970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22903885480573" calcext:value-type="float">
            <text:p>0.22290388548057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90716803760282" calcext:value-type="float">
            <text:p>0.890716803760282</text:p>
          </table:table-cell>
          <table:table-cell office:value-type="float" office:value="0.912751677852349" calcext:value-type="float">
            <text:p>0.912751677852349</text:p>
          </table:table-cell>
          <table:table-cell table:number-columns-repeated="4"/>
        </table:table-row>
        <table:table-row table:style-name="ro1">
          <table:table-cell office:value-type="float" office:value="0.882966396292005" calcext:value-type="float">
            <text:p>0.882966396292005</text:p>
          </table:table-cell>
          <table:table-cell office:value-type="float" office:value="0.934306569343066" calcext:value-type="float">
            <text:p>0.934306569343066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0.883236994219653" calcext:value-type="float">
            <text:p>0.883236994219653</text:p>
          </table:table-cell>
          <table:table-cell office:value-type="float" office:value="0.948148148148148" calcext:value-type="float">
            <text:p>0.948148148148148</text:p>
          </table:table-cell>
          <table:table-cell table:number-columns-repeated="4"/>
        </table:table-row>
        <table:table-row table:style-name="ro1">
          <table:table-cell office:value-type="float" office:value="0.949720670391062" calcext:value-type="float">
            <text:p>0.949720670391062</text:p>
          </table:table-cell>
          <table:table-cell office:value-type="float" office:value="0.267965895249696" calcext:value-type="float">
            <text:p>0.26796589524969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892145369284877" calcext:value-type="float">
            <text:p>0.892145369284877</text:p>
          </table:table-cell>
          <table:table-cell office:value-type="float" office:value="0.931972789115646" calcext:value-type="float">
            <text:p>0.931972789115646</text:p>
          </table:table-cell>
          <table:table-cell table:number-columns-repeated="4"/>
        </table:table-row>
        <table:table-row table:style-name="ro1">
          <table:table-cell office:value-type="float" office:value="0.895047169811321" calcext:value-type="float">
            <text:p>0.89504716981132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0.890186915887851" calcext:value-type="float">
            <text:p>0.890186915887851</text:p>
          </table:table-cell>
          <table:table-cell office:value-type="float" office:value="0.9375" calcext:value-type="float">
            <text:p>0.9375</text:p>
          </table:table-cell>
          <table:table-cell table:number-columns-repeated="4"/>
        </table:table-row>
        <table:table-row table:style-name="ro1">
          <table:table-cell office:value-type="float" office:value="0.955849889624724" calcext:value-type="float">
            <text:p>0.955849889624724</text:p>
          </table:table-cell>
          <table:table-cell office:value-type="float" office:value="0.382084095063985" calcext:value-type="float">
            <text:p>0.38208409506398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907563025210084" calcext:value-type="float">
            <text:p>0.907563025210084</text:p>
          </table:table-cell>
          <table:table-cell office:value-type="float" office:value="0.910179640718563" calcext:value-type="float">
            <text:p>0.910179640718563</text:p>
          </table:table-cell>
          <table:table-cell table:number-columns-repeated="4"/>
        </table:table-row>
        <table:table-row table:style-name="ro1">
          <table:table-cell office:value-type="float" office:value="0.913148371531966" calcext:value-type="float">
            <text:p>0.913148371531966</text:p>
          </table:table-cell>
          <table:table-cell office:value-type="float" office:value="0.91812865497076" calcext:value-type="float">
            <text:p>0.9181286549707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900709219858156" calcext:value-type="float">
            <text:p>0.900709219858156</text:p>
          </table:table-cell>
          <table:table-cell office:value-type="float" office:value="0.941558441558442" calcext:value-type="float">
            <text:p>0.941558441558442</text:p>
          </table:table-cell>
          <table:table-cell table:number-columns-repeated="4"/>
        </table:table-row>
        <table:table-row table:style-name="ro1">
          <table:table-cell office:value-type="float" office:value="0.959438377535101" calcext:value-type="float">
            <text:p>0.959438377535101</text:p>
          </table:table-cell>
          <table:table-cell office:value-type="float" office:value="0.565459610027855" calcext:value-type="float">
            <text:p>0.56545961002785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.914765906362545" calcext:value-type="float">
            <text:p>0.914765906362545</text:p>
          </table:table-cell>
          <table:table-cell office:value-type="float" office:value="0.946107784431138" calcext:value-type="float">
            <text:p>0.946107784431138</text:p>
          </table:table-cell>
          <table:table-cell table:number-columns-repeated="4"/>
        </table:table-row>
        <table:table-row table:style-name="ro1">
          <table:table-cell office:value-type="float" office:value="0.934324659231723" calcext:value-type="float">
            <text:p>0.934324659231723</text:p>
          </table:table-cell>
          <table:table-cell office:value-type="float" office:value="0.911917098445596" calcext:value-type="float">
            <text:p>0.9119170984455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13669064748201" calcext:value-type="float">
            <text:p>0.913669064748201</text:p>
          </table:table-cell>
          <table:table-cell office:value-type="float" office:value="0.945783132530121" calcext:value-type="float">
            <text:p>0.945783132530121</text:p>
          </table:table-cell>
          <table:table-cell table:number-columns-repeated="4"/>
        </table:table-row>
        <table:table-row table:style-name="ro1">
          <table:table-cell office:value-type="float" office:value="0.955932203389831" calcext:value-type="float">
            <text:p>0.955932203389831</text:p>
          </table:table-cell>
          <table:table-cell office:value-type="float" office:value="0.495121951219512" calcext:value-type="float">
            <text:p>0.49512195121951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927872860635697" calcext:value-type="float">
            <text:p>0.927872860635697</text:p>
          </table:table-cell>
          <table:table-cell office:value-type="float" office:value="0.934065934065934" calcext:value-type="float">
            <text:p>0.934065934065934</text:p>
          </table:table-cell>
          <table:table-cell table:number-columns-repeated="4"/>
        </table:table-row>
        <table:table-row table:style-name="ro1">
          <table:table-cell office:value-type="float" office:value="0.934809348093481" calcext:value-type="float">
            <text:p>0.93480934809348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934969325153374" calcext:value-type="float">
            <text:p>0.934969325153374</text:p>
          </table:table-cell>
          <table:table-cell office:value-type="float" office:value="0.951351351351351" calcext:value-type="float">
            <text:p>0.951351351351351</text:p>
          </table:table-cell>
          <table:table-cell table:number-columns-repeated="4"/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784" calcext:value-type="float">
            <text:p>0.78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934969325153374" calcext:value-type="float">
            <text:p>0.934969325153374</text:p>
          </table:table-cell>
          <table:table-cell office:value-type="float" office:value="0.951351351351351" calcext:value-type="float">
            <text:p>0.951351351351351</text:p>
          </table:table-cell>
          <table:table-cell table:number-columns-repeated="4"/>
        </table:table-row>
        <table:table-row table:style-name="ro1">
          <table:table-cell office:value-type="float" office:value="0.961073825503356" calcext:value-type="float">
            <text:p>0.961073825503356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939506172839506" calcext:value-type="float">
            <text:p>0.939506172839506</text:p>
          </table:table-cell>
          <table:table-cell office:value-type="float" office:value="0.947368421052632" calcext:value-type="float">
            <text:p>0.947368421052632</text:p>
          </table:table-cell>
          <table:table-cell table:number-columns-repeated="4"/>
        </table:table-row>
        <table:table-row table:style-name="ro1">
          <table:table-cell office:value-type="float" office:value="0.958333333333333" calcext:value-type="float">
            <text:p>0.958333333333333</text:p>
          </table:table-cell>
          <table:table-cell office:value-type="float" office:value="0.849137931034483" calcext:value-type="float">
            <text:p>0.84913793103448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.942714819427148" calcext:value-type="float">
            <text:p>0.942714819427148</text:p>
          </table:table-cell>
          <table:table-cell office:value-type="float" office:value="0.928934010152284" calcext:value-type="float">
            <text:p>0.928934010152284</text:p>
          </table:table-cell>
          <table:table-cell table:number-columns-repeated="4"/>
        </table:table-row>
        <table:table-row table:style-name="ro1">
          <table:table-cell office:value-type="float" office:value="0.957894736842105" calcext:value-type="float">
            <text:p>0.957894736842105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.937269372693727" calcext:value-type="float">
            <text:p>0.937269372693727</text:p>
          </table:table-cell>
          <table:table-cell office:value-type="float" office:value="0.951871657754011" calcext:value-type="float">
            <text:p>0.951871657754011</text:p>
          </table:table-cell>
          <table:table-cell table:number-columns-repeated="4"/>
        </table:table-row>
        <table:table-row table:style-name="ro1">
          <table:table-cell office:value-type="float" office:value="0.953282828282828" calcext:value-type="float">
            <text:p>0.953282828282828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939431396786156" calcext:value-type="float">
            <text:p>0.939431396786156</text:p>
          </table:table-cell>
          <table:table-cell office:value-type="float" office:value="0.942408376963351" calcext:value-type="float">
            <text:p>0.942408376963351</text:p>
          </table:table-cell>
          <table:table-cell table:number-columns-repeated="4"/>
        </table:table-row>
        <table:table-row table:style-name="ro1">
          <table:table-cell office:value-type="float" office:value="0.963276836158192" calcext:value-type="float">
            <text:p>0.963276836158192</text:p>
          </table:table-cell>
          <table:table-cell office:value-type="float" office:value="0.695205479452055" calcext:value-type="float">
            <text:p>0.69520547945205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941687344913151" calcext:value-type="float">
            <text:p>0.941687344913151</text:p>
          </table:table-cell>
          <table:table-cell office:value-type="float" office:value="0.938144329896907" calcext:value-type="float">
            <text:p>0.938144329896907</text:p>
          </table:table-cell>
          <table:table-cell table:number-columns-repeated="4"/>
        </table:table-row>
        <table:table-row table:style-name="ro1">
          <table:table-cell office:value-type="float" office:value="0.9475" calcext:value-type="float">
            <text:p>0.9475</text:p>
          </table:table-cell>
          <table:table-cell office:value-type="float" office:value="0.935" calcext:value-type="float">
            <text:p>0.93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.944099378881988" calcext:value-type="float">
            <text:p>0.944099378881988</text:p>
          </table:table-cell>
          <table:table-cell office:value-type="float" office:value="0.943589743589744" calcext:value-type="float">
            <text:p>0.943589743589744</text:p>
          </table:table-cell>
          <table:table-cell table:number-columns-repeated="4"/>
        </table:table-row>
        <table:table-row table:style-name="ro1">
          <table:table-cell office:value-type="float" office:value="0.959514170040486" calcext:value-type="float">
            <text:p>0.959514170040486</text:p>
          </table:table-cell>
          <table:table-cell office:value-type="float" office:value="0.768339768339768" calcext:value-type="float">
            <text:p>0.76833976833976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944029850746269" calcext:value-type="float">
            <text:p>0.944029850746269</text:p>
          </table:table-cell>
          <table:table-cell office:value-type="float" office:value="0.938775510204082" calcext:value-type="float">
            <text:p>0.938775510204082</text:p>
          </table:table-cell>
          <table:table-cell table:number-columns-repeated="4"/>
        </table:table-row>
        <table:table-row table:style-name="ro1">
          <table:table-cell office:value-type="float" office:value="0.944584382871537" calcext:value-type="float">
            <text:p>0.944584382871537</text:p>
          </table:table-cell>
          <table:table-cell office:value-type="float" office:value="0.898058252427185" calcext:value-type="float">
            <text:p>0.89805825242718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941759603469641" calcext:value-type="float">
            <text:p>0.941759603469641</text:p>
          </table:table-cell>
          <table:table-cell office:value-type="float" office:value="0.94300518134715" calcext:value-type="float">
            <text:p>0.94300518134715</text:p>
          </table:table-cell>
          <table:table-cell table:number-columns-repeated="4"/>
        </table:table-row>
        <table:table-row table:style-name="ro1">
          <table:table-cell office:value-type="float" office:value="0.940568475452196" calcext:value-type="float">
            <text:p>0.940568475452196</text:p>
          </table:table-cell>
          <table:table-cell office:value-type="float" office:value="0.809734513274336" calcext:value-type="float">
            <text:p>0.8097345132743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37192118226601" calcext:value-type="float">
            <text:p>0.937192118226601</text:p>
          </table:table-cell>
          <table:table-cell office:value-type="float" office:value="0.946808510638298" calcext:value-type="float">
            <text:p>0.946808510638298</text:p>
          </table:table-cell>
          <table:table-cell table:number-columns-repeated="4"/>
        </table:table-row>
        <table:table-row table:style-name="ro1">
          <table:table-cell office:value-type="float" office:value="0.946182728410513" calcext:value-type="float">
            <text:p>0.94618272841051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941975308641975" calcext:value-type="float">
            <text:p>0.941975308641975</text:p>
          </table:table-cell>
          <table:table-cell office:value-type="float" office:value="0.957894736842105" calcext:value-type="float">
            <text:p>0.957894736842105</text:p>
          </table:table-cell>
          <table:table-cell table:number-columns-repeated="4"/>
        </table:table-row>
        <table:table-row table:style-name="ro1">
          <table:table-cell office:value-type="float" office:value="0.955439056356488" calcext:value-type="float">
            <text:p>0.955439056356488</text:p>
          </table:table-cell>
          <table:table-cell office:value-type="float" office:value="0.822784810126582" calcext:value-type="float">
            <text:p>0.82278481012658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3390452876377" calcext:value-type="float">
            <text:p>0.93390452876377</text:p>
          </table:table-cell>
          <table:table-cell office:value-type="float" office:value="0.956284153005464" calcext:value-type="float">
            <text:p>0.9562841530054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9:32:22.127443056</meta:creation-date>
    <meta:generator>LibreOffice/6.0.7.3$Linux_X86_64 LibreOffice_project/00m0$Build-3</meta:generator>
    <dc:date>2019-04-08T13:31:19.380339480</dc:date>
    <meta:editing-duration>P3DT17H48M8S</meta:editing-duration>
    <meta:editing-cycles>1</meta:editing-cycles>
    <meta:document-statistic meta:table-count="1" meta:cell-count="123" meta:object-count="0"/>
  </office:meta>
</office:document-meta>
</file>